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9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6685594479298431173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3550241131056014126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1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3T17:29:28.70</dc:date>
    <dc:creator>James Lombardi</dc:creator>
    <meta:editing-duration>PT15H49M4S</meta:editing-duration>
    <meta:editing-cycles>99</meta:editing-cycles>
    <meta:document-statistic meta:table-count="0" meta:image-count="0" meta:object-count="0" meta:page-count="9" meta:paragraph-count="267" meta:word-count="3440" meta:character-count="16906"/>
  </office:meta>
</office:document-meta>
</file>